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Calibri Light1" fo:font-size="16pt" fo:font-weight="normal" officeooo:rsid="00136207" officeooo:paragraph-rsid="00136207" style:font-size-asian="16pt" style:font-weight-asian="normal" style:font-size-complex="16pt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style:font-name="Calibri Light1" fo:font-size="16pt" fo:font-weight="normal" officeooo:rsid="00136207" officeooo:paragraph-rsid="0013620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Calibri Light1" fo:font-size="16pt" fo:font-weight="normal" officeooo:rsid="001a3924" officeooo:paragraph-rsid="001a3924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 style:font-name="Calibri Light1" fo:font-size="16pt" fo:font-weight="normal" officeooo:rsid="00136df1" officeooo:paragraph-rsid="00136df1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 style:font-name="Calibri Light1" fo:font-size="16pt" fo:font-weight="normal" officeooo:rsid="0014a580" officeooo:paragraph-rsid="0014a580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style:font-name="Calibri Light1" fo:font-size="16pt" fo:font-weight="normal" officeooo:rsid="001669ac" officeooo:paragraph-rsid="001669ac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style:font-name="Calibri Light1" fo:font-size="16pt" fo:font-weight="normal" officeooo:rsid="00170ec5" officeooo:paragraph-rsid="00170ec5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Calibri Light1" fo:font-size="16pt" fo:font-weight="normal" officeooo:rsid="00180e35" officeooo:paragraph-rsid="00180e35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style:font-name="Calibri Light1" fo:font-size="16pt" fo:font-weight="normal" officeooo:rsid="001b2053" officeooo:paragraph-rsid="001b2053" style:font-size-asian="16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Calibri Light1" fo:font-size="16pt" fo:font-weight="normal" officeooo:rsid="001b3f0b" officeooo:paragraph-rsid="001b3f0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libri Light1" fo:font-size="16pt" fo:font-style="normal" fo:font-weight="normal" officeooo:rsid="0022b4e6" officeooo:paragraph-rsid="0022b4e6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libri Light1" fo:font-size="16pt" fo:font-style="normal" fo:font-weight="normal" officeooo:rsid="00268197" officeooo:paragraph-rsid="00268197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libri Light1" fo:font-size="11pt" fo:font-weight="normal" officeooo:rsid="00136207" officeooo:paragraph-rsid="00136207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Calibri Light1" fo:font-size="11pt" fo:font-weight="normal" officeooo:rsid="001b3f0b" officeooo:paragraph-rsid="001b3f0b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libri Light1" fo:font-size="20pt" fo:font-weight="normal" officeooo:rsid="00136207" officeooo:paragraph-rsid="00136207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1pt" fo:font-weight="bold" officeooo:rsid="001c62dc" officeooo:paragraph-rsid="001c62dc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ize="11pt" fo:font-weight="bold" officeooo:rsid="0021a789" officeooo:paragraph-rsid="0021a789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ize="11pt" fo:font-weight="normal" officeooo:rsid="0022b4e6" officeooo:paragraph-rsid="0022b4e6" style:font-size-asian="9.60000038146973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use-window-font-color="true" fo:font-size="16pt" officeooo:rsid="00136207" officeooo:paragraph-rsid="00136207" style:font-size-asian="16pt" style:font-size-complex="16pt"/>
    </style:style>
    <style:style style:name="P20" style:family="paragraph" style:parent-style-name="Standard" style:list-style-name="L1">
      <style:paragraph-properties fo:text-align="justify" style:justify-single-word="false"/>
      <style:text-properties style:use-window-font-color="true" fo:font-size="16pt" officeooo:rsid="00136df1" officeooo:paragraph-rsid="00183374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6pt" officeooo:rsid="00187c43" officeooo:paragraph-rsid="00187c43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6pt" fo:font-weight="normal" officeooo:rsid="0022b4e6" officeooo:paragraph-rsid="0022b4e6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weight="bold" officeooo:rsid="001c62dc" officeooo:paragraph-rsid="001c62dc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weight="bold" officeooo:rsid="0021002d" officeooo:paragraph-rsid="0021002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Calibri Light" fo:font-size="16pt" officeooo:rsid="001adeaa" officeooo:paragraph-rsid="001adeaa" style:font-size-asian="16pt" style:font-size-complex="16pt"/>
    </style:style>
    <style:style style:name="P26" style:family="paragraph" style:parent-style-name="Standard" style:list-style-name="L2">
      <style:paragraph-properties fo:text-align="justify" style:justify-single-word="false"/>
      <style:text-properties style:use-window-font-color="true" style:font-name="Calibri Light" fo:font-size="16pt" officeooo:rsid="001b2053" officeooo:paragraph-rsid="001b2053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Calibri Light" fo:font-size="16pt" officeooo:rsid="001b2053" officeooo:paragraph-rsid="001b2053" style:font-size-asian="16pt" style:font-size-complex="16pt"/>
    </style:style>
    <style:style style:name="P28" style:family="paragraph" style:parent-style-name="Standard" style:list-style-name="L3">
      <style:paragraph-properties fo:text-align="justify" style:justify-single-word="false"/>
      <style:text-properties style:use-window-font-color="true" style:font-name="Calibri Light" fo:font-size="16pt" officeooo:rsid="001b3f0b" officeooo:paragraph-rsid="001b3f0b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Calibri Light" fo:font-size="16pt" officeooo:rsid="001b3f0b" officeooo:paragraph-rsid="001b3f0b" style:font-size-asian="16pt" style:font-size-complex="16pt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Calibri Light" fo:font-size="16pt" officeooo:rsid="001c00c9" officeooo:paragraph-rsid="001c00c9" style:font-size-asian="16pt" style:font-size-complex="16pt"/>
    </style:style>
    <style:style style:name="P31" style:family="paragraph" style:parent-style-name="Standard" style:list-style-name="L2">
      <style:paragraph-properties fo:text-align="justify" style:justify-single-word="false"/>
      <style:text-properties style:use-window-font-color="true" style:font-name="Calibri Light" fo:font-size="16pt" fo:font-weight="normal" officeooo:rsid="001b2053" officeooo:paragraph-rsid="001b2053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weight="normal" officeooo:rsid="001d653a" officeooo:paragraph-rsid="001d653a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weight="normal" officeooo:rsid="001f5f8d" officeooo:paragraph-rsid="001f5f8d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weight="normal" officeooo:rsid="0021002d" officeooo:paragraph-rsid="0021002d" style:font-size-asian="16pt" style:font-weight-asian="normal" style:font-size-complex="16pt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style:use-window-font-color="true" style:font-name="Calibri Light" fo:font-size="16pt" fo:font-style="normal" fo:font-weight="normal" officeooo:rsid="001b2053" officeooo:paragraph-rsid="001b2053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style:use-window-font-color="true" style:font-name="Calibri Light" fo:font-size="16pt" fo:font-style="normal" fo:font-weight="normal" officeooo:rsid="001b3f0b" officeooo:paragraph-rsid="001b3f0b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style="normal" fo:font-weight="normal" officeooo:rsid="001c00c9" officeooo:paragraph-rsid="001c00c9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style="normal" fo:font-weight="normal" officeooo:rsid="0021002d" officeooo:paragraph-rsid="0021002d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style="normal" fo:font-weight="bold" officeooo:rsid="001c62dc" officeooo:paragraph-rsid="001c62dc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style="normal" fo:font-weight="bold" officeooo:rsid="001d653a" officeooo:paragraph-rsid="001d653a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style="normal" fo:font-weight="bold" officeooo:rsid="001f5f8d" officeooo:paragraph-rsid="001f5f8d" style:font-size-asian="16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Calibri Light" fo:font-size="16pt" fo:font-style="normal" fo:font-weight="bold" officeooo:rsid="0021a789" officeooo:paragraph-rsid="0021a789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66cc" style:font-name="Calibri Light1" fo:font-size="13pt" fo:font-weight="normal" officeooo:rsid="00136207" officeooo:paragraph-rsid="00136207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66cc" style:font-name="Calibri Light1" fo:font-size="13pt" fo:font-style="normal" fo:font-weight="normal" officeooo:rsid="0022b4e6" officeooo:paragraph-rsid="0022b4e6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66cc" style:font-name="Calibri Light1" fo:font-size="13pt" fo:font-style="normal" fo:font-weight="normal" officeooo:rsid="0022b4e6" officeooo:paragraph-rsid="0022b4e6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66cc" style:font-name="Calibri Light1" fo:font-size="13pt" fo:font-style="normal" fo:font-weight="normal" officeooo:rsid="00268197" officeooo:paragraph-rsid="00268197" style:font-size-asian="11.3500003814697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66cc" style:font-name="Calibri Light1" fo:font-size="18pt" fo:font-weight="normal" officeooo:rsid="00136207" officeooo:paragraph-rsid="00136207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66cc" style:font-name="Calibri Light1" fo:font-size="18pt" fo:font-weight="normal" officeooo:rsid="001adeaa" officeooo:paragraph-rsid="001adeaa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66cc" style:font-name="Calibri Light1" fo:font-size="18pt" fo:font-style="normal" fo:font-weight="normal" officeooo:rsid="0022b4e6" officeooo:paragraph-rsid="0022b4e6" style:font-size-asian="18pt" style:font-style-asian="normal" style:font-weight-asian="normal" style:font-size-complex="18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66cc" style:font-name="Calibri Light1" fo:font-size="18pt" fo:font-style="normal" fo:font-weight="normal" officeooo:rsid="00268197" officeooo:paragraph-rsid="00268197" style:font-size-asian="18pt" style:font-style-asian="normal" style:font-weight-asian="normal" style:font-size-complex="18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66cc" fo:font-size="13pt" officeooo:rsid="00180e35" officeooo:paragraph-rsid="00180e35" style:font-size-asian="13pt" style:font-size-complex="13pt"/>
    </style:style>
    <style:style style:name="P52" style:family="paragraph" style:parent-style-name="Standard">
      <style:paragraph-properties fo:text-align="justify" style:justify-single-word="false"/>
      <style:text-properties fo:color="#0066cc" fo:font-size="18pt" officeooo:rsid="00180e35" officeooo:paragraph-rsid="00180e35" style:font-size-asian="18pt" style:font-size-complex="18pt"/>
    </style:style>
    <style:style style:name="P53" style:family="paragraph" style:parent-style-name="Standard">
      <style:paragraph-properties fo:text-align="justify" style:justify-single-word="false"/>
      <style:text-properties fo:color="#0066cc" fo:font-size="18pt" fo:font-weight="normal" officeooo:rsid="0022b4e6" officeooo:paragraph-rsid="0022b4e6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55" style:family="paragraph" style:parent-style-name="Standard">
      <style:paragraph-properties fo:text-align="justify" style:justify-single-word="false" fo:break-before="page"/>
      <style:text-properties style:use-window-font-color="true" style:font-name="Calibri Light1" fo:font-size="20pt" fo:font-weight="normal" officeooo:rsid="001a3924" officeooo:paragraph-rsid="001a3924" style:font-size-asian="20pt" style:font-weight-asian="normal" style:font-size-complex="20pt" style:font-weight-complex="normal"/>
    </style:style>
    <style:style style:name="P56" style:family="paragraph" style:parent-style-name="Standard" style:master-page-name="Standard">
      <style:paragraph-properties fo:text-align="justify" style:justify-single-word="false" style:page-number="auto"/>
      <style:text-properties fo:font-size="22pt" style:font-size-asian="22pt" style:font-size-complex="22pt"/>
    </style:style>
    <style:style style:name="T1" style:family="text">
      <style:text-properties style:font-name="Calibri Light1" fo:font-weight="normal" style:font-weight-asian="normal" style:font-weight-complex="normal"/>
    </style:style>
    <style:style style:name="T2" style:family="text">
      <style:text-properties style:font-name="Calibri Light1" fo:font-weight="normal" officeooo:rsid="00136df1" style:font-weight-asian="normal" style:font-weight-complex="normal"/>
    </style:style>
    <style:style style:name="T3" style:family="text">
      <style:text-properties style:font-name="Calibri Light1" fo:font-weight="normal" officeooo:rsid="0014a580" style:font-weight-asian="normal" style:font-weight-complex="normal"/>
    </style:style>
    <style:style style:name="T4" style:family="text">
      <style:text-properties style:font-name="Calibri Light1" fo:font-weight="normal" officeooo:rsid="001669ac" style:font-weight-asian="normal" style:font-weight-complex="normal"/>
    </style:style>
    <style:style style:name="T5" style:family="text">
      <style:text-properties style:font-name="Calibri Light1" fo:font-weight="normal" officeooo:rsid="00183374" style:font-weight-asian="normal" style:font-weight-complex="normal"/>
    </style:style>
    <style:style style:name="T6" style:family="text">
      <style:text-properties style:font-name="Calibri Light1" fo:font-weight="normal" officeooo:rsid="00187c43" style:font-weight-asian="normal" style:font-weight-complex="normal"/>
    </style:style>
    <style:style style:name="T7" style:family="text">
      <style:text-properties style:font-name="Calibri Light1" fo:font-weight="normal" officeooo:rsid="001b2053" style:font-weight-asian="normal" style:font-weight-complex="normal"/>
    </style:style>
    <style:style style:name="T8" style:family="text">
      <style:text-properties style:font-name="Calibri Light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Calibri Light1" fo:font-style="italic" fo:font-weight="normal" officeooo:rsid="001bcf06" style:font-style-asian="italic" style:font-weight-asian="normal" style:font-style-complex="italic" style:font-weight-complex="normal"/>
    </style:style>
    <style:style style:name="T10" style:family="text">
      <style:text-properties style:font-name="Calibri Light1" fo:font-style="italic" fo:font-weight="normal" officeooo:rsid="001c00c9" style:font-style-asian="italic" style:font-weight-asian="normal" style:font-style-complex="italic" style:font-weight-complex="normal"/>
    </style:style>
    <style:style style:name="T11" style:family="text">
      <style:text-properties style:font-name="Calibri Light1" fo:font-style="italic" style:font-style-asian="italic" style:font-style-complex="italic"/>
    </style:style>
    <style:style style:name="T12" style:family="text">
      <style:text-properties style:font-name="Calibri Light1" fo:font-style="italic" officeooo:rsid="001f5f8d" style:font-style-asian="italic" style:font-style-complex="italic"/>
    </style:style>
    <style:style style:name="T13" style:family="text">
      <style:text-properties style:font-name="Calibri Light1" fo:font-style="italic" officeooo:rsid="0020e377" style:font-style-asian="italic" style:font-style-complex="italic"/>
    </style:style>
    <style:style style:name="T14" style:family="text">
      <style:text-properties style:font-name="Calibri Light1" fo:font-style="italic" officeooo:rsid="00268197" style:font-style-asian="italic" style:font-style-complex="italic"/>
    </style:style>
    <style:style style:name="T15" style:family="text">
      <style:text-properties style:font-name="Calibri Light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alibri Light1" fo:font-style="normal" fo:font-weight="normal" officeooo:rsid="001b3f0b" style:font-style-asian="normal" style:font-weight-asian="normal" style:font-style-complex="normal" style:font-weight-complex="normal"/>
    </style:style>
    <style:style style:name="T17" style:family="text">
      <style:text-properties style:font-name="Calibri Light1" fo:font-style="normal" fo:font-weight="normal" officeooo:rsid="001bcf06" style:font-style-asian="normal" style:font-weight-asian="normal" style:font-style-complex="normal" style:font-weight-complex="normal"/>
    </style:style>
    <style:style style:name="T18" style:family="text">
      <style:text-properties style:font-name="Calibri Light1" fo:font-style="normal" fo:font-weight="normal" officeooo:rsid="001c00c9" style:font-style-asian="normal" style:font-weight-asian="normal" style:font-style-complex="normal" style:font-weight-complex="normal"/>
    </style:style>
    <style:style style:name="T19" style:family="text">
      <style:text-properties style:font-name="Calibri Light1" fo:font-style="normal" fo:font-weight="normal" officeooo:rsid="0022b4e6" style:font-style-asian="normal" style:font-weight-asian="normal" style:font-style-complex="normal" style:font-weight-complex="normal"/>
    </style:style>
    <style:style style:name="T20" style:family="text">
      <style:text-properties style:font-name="Calibri Light1" fo:font-style="normal" style:font-style-asian="normal" style:font-style-complex="normal"/>
    </style:style>
    <style:style style:name="T21" style:family="text">
      <style:text-properties style:font-name="Calibri Light1" fo:font-style="normal" officeooo:rsid="001d653a" style:font-style-asian="normal" style:font-style-complex="normal"/>
    </style:style>
    <style:style style:name="T22" style:family="text">
      <style:text-properties style:font-name="Calibri Light1" fo:font-style="normal" officeooo:rsid="001f5f8d" style:font-style-asian="normal" style:font-style-complex="normal"/>
    </style:style>
    <style:style style:name="T23" style:family="text">
      <style:text-properties style:font-name="Calibri Light1" fo:font-style="normal" officeooo:rsid="0020e377" style:font-style-asian="normal" style:font-style-complex="normal"/>
    </style:style>
    <style:style style:name="T24" style:family="text">
      <style:text-properties style:font-name="Calibri Light1" fo:font-style="normal" officeooo:rsid="00268197" style:font-style-asian="normal" style:font-style-complex="normal"/>
    </style:style>
    <style:style style:name="T25" style:family="text">
      <style:text-properties style:font-name="Calibri Light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style:font-name="Calibri Light1" fo:font-size="16pt" fo:font-style="normal" fo:font-weight="normal" officeooo:rsid="0022b4e6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style:font-name="Calibri Light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66cc" style:font-name="Calibri Light1" fo:font-weight="normal" style:font-weight-asian="normal" style:font-weight-complex="normal"/>
    </style:style>
    <style:style style:name="T29" style:family="text">
      <style:text-properties fo:color="#0066cc" style:font-name="Calibri Light1" fo:font-weight="normal" officeooo:rsid="00136207" style:font-weight-asian="normal" style:font-weight-complex="normal"/>
    </style:style>
    <style:style style:name="T30" style:family="text">
      <style:text-properties officeooo:rsid="002532d2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1f5f8d" style:font-style-asian="italic" style:font-style-complex="italic"/>
    </style:style>
    <style:style style:name="T33" style:family="text">
      <style:text-properties fo:font-style="italic" officeooo:rsid="0020e377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bcf06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c00c9" style:font-style-asian="italic" style:font-weight-asian="normal" style:font-style-complex="italic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d653a" style:font-style-asian="normal" style:font-style-complex="normal"/>
    </style:style>
    <style:style style:name="T39" style:family="text">
      <style:text-properties fo:font-style="normal" officeooo:rsid="001f5f8d" style:font-style-asian="normal" style:font-style-complex="normal"/>
    </style:style>
    <style:style style:name="T40" style:family="text">
      <style:text-properties fo:font-style="normal" officeooo:rsid="0020e377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b3f0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bcf0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c00c9" style:font-style-asian="normal" style:font-weight-asian="normal" style:font-style-complex="normal" style:font-weight-complex="normal"/>
    </style:style>
    <style:style style:name="T45" style:family="text">
      <style:text-properties officeooo:rsid="0028b14d"/>
    </style:style>
    <style:style style:name="T4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size="16pt" fo:font-style="normal" fo:font-weight="normal" officeooo:rsid="0022b4e6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b2053" style:font-weight-asian="normal" style:font-weight-complex="normal"/>
    </style:style>
    <style:style style:name="T51" style:family="text">
      <style:text-properties style:font-name="Calibri Light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font-name="Calibri Light" fo:font-size="16pt" fo:font-style="normal" fo:font-weight="normal" officeooo:rsid="0022b4e6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style:font-name="Calibri Light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28">Software Requirement</text:span><text:span text:style-name="T29">s</text:span><text:span text:style-name="T28"> Specification</text:span></text:p>
      <text:p text:style-name="P54"><text:span text:style-name="T28"/></text:p>
      <text:p text:style-name="P15">1. Wprowadzenie</text:p>
      <text:p text:style-name="P1"/>
      <text:p text:style-name="P47">a) Cele</text:p>
      <text:p text:style-name="P43"/>
      <text:p text:style-name="P1">Celem aplikacji jest umożliwienie użytkownikowi rozegrania partii szachowych w trybie offline. Niniejszy dokument zaprezentuje jej wymagania oraz opisze jej funkcjonalność.</text:p>
      <text:p text:style-name="P13"/>
      <text:p text:style-name="P47">b) Słownik pojęć</text:p>
      <text:p text:style-name="P43"/>
      <text:list xml:id="list2775269838076399811" text:style-name="L1">
        <text:list-item>
          <text:p text:style-name="P2">gracz – użytkownik korzystający z aplikacji,</text:p>
        </text:list-item>
        <text:list-item>
          <text:p text:style-name="P19"><text:span text:style-name="T1">bot – </text:span><text:span text:style-name="T2">program komputerowy mający na celu oszacowanie pozycji szachowej i wybranie najlepszego ruchu,</text:span></text:p>
        </text:list-item>
        <text:list-item>
          <text:p text:style-name="P4">bierka – pion lub figura szachowa,</text:p>
        </text:list-item>
        <text:list-item>
          <text:p text:style-name="P4">legalność pozycji – pozycja jest legalna wtedy i tylko wtedy, gdy gracz wykonujący ruch nie może zbić króla przeciwnika,</text:p>
        </text:list-item>
        <text:list-item>
          <text:p text:style-name="P4">legalny ruch – ruch, po którym pozycja będzie legalna,</text:p>
        </text:list-item>
        <text:list-item>
          <text:p text:style-name="P4">głębokość bota – liczba określająca ile łącznie ruchów bot będzie patrzył do przodu przy analizowaniu pozycji,</text:p>
        </text:list-item>
        <text:list-item>
          <text:p text:style-name="P5">promocja – ruch pionkiem na najbardziej oddalony rząd szachownicy, powodujący jego przemianę w wybraną figurę (goniec, koń, królowa, wieża),</text:p>
        </text:list-item>
        <text:list-item>
          <text:p text:style-name="P5">roszada – przejście króla o dwa pola w prawo lub w lewo i przesunięcie sąsiadującej wieży na pole obok; roszada może zostać wykonana tylko wtedy, gdy ani wieża ani król jeszcze się nie poruszyli, a ponadto król nie jest w szachu,</text:p>
        </text:list-item>
        <text:list-item>
          <text:p text:style-name="P20"><text:span text:style-name="T3">en passant – inaczej bicie w przejściu </text:span><text:span text:style-name="T4">lub przelocie</text:span><text:span text:style-name="T3">, jeśli pionek poruszył się o dwa pola do przodu, to przez jeden ruch może zostać zbity przez pionki przeciwnika tak, jakby poruszył się tylko o jedno pole,</text:span></text:p>
        </text:list-item>
        <text:list-item>
          <text:p text:style-name="P20"><text:span text:style-name="T4">szach – pozycja, w której bierka przeciwnika zagraża królowi,</text:span><text:span text:style-name="T1"> </text:span></text:p>
        </text:list-item>
        <text:list-item>
          <text:p text:style-name="P6">pat – inaczej pozycja patowa, czyli pozycja, w której nie ma żadnych legalnych ruchów, a król nie jest w szachu; natychmiastowy remis,</text:p>
        </text:list-item>
        <text:list-item>
          <text:p text:style-name="P6">szach-mat – szach, podczas którego nie ma żadnych legalnych <text:soft-page-break/>ruchów; natychmiastowa przegrana,</text:p>
        </text:list-item>
        <text:list-item>
          <text:p text:style-name="P7">threefold repetition – trzykrotne powtórzenie tej samej pozycji; uznawane za remis,</text:p>
        </text:list-item>
        <text:list-item>
          <text:p text:style-name="P7">fifty-move rule – jeśli w ciągu ostatnich 50 ruchów nie nastąpił ruch pionkiem lub zbicie bierki, to pozycja jest uznawana za remis,</text:p>
        </text:list-item>
        <text:list-item>
          <text:p text:style-name="P8">zegar – licznik czasu przeznaczonego na rozgrywkę,</text:p>
        </text:list-item>
        <text:list-item>
          <text:p text:style-name="P8">inkrement – czas dodawany do zegara po wykonaniu każdego ruchu</text:p>
        </text:list-item>
        <text:list-item>
          <text:p text:style-name="P9">format czasowy – wartość zegara na początku rozgrywki (w minutach) oraz inkrement (w sekundach), oddzielone od siebie znakiem „+”,</text:p>
        </text:list-item>
        <text:list-item>
          <text:p text:style-name="P8">oflagowanie – zużycie całego czasu, skutujące przegraną,</text:p>
        </text:list-item>
        <text:list-item>
          <text:p text:style-name="P10">FEN – Forsyth-Edwards Notation – notacja opisująca pozycję szachową,</text:p>
        </text:list-item>
        <text:list-item>
          <text:p text:style-name="P10">PGN – Portable Game Notation – notacja opisującą przebieg całej partii,</text:p>
          <text:p text:style-name="P14"/>
        </text:list-item>
      </text:list>
      <text:p text:style-name="P52"><text:span text:style-name="T1">c) </text:span><text:span text:style-name="T5">Zasięg projekt</text:span><text:span text:style-name="T6">u</text:span></text:p>
      <text:p text:style-name="P51"><text:span text:style-name="T6"/></text:p>
      <text:p text:style-name="P21"><text:span text:style-name="T5">P</text:span><text:span text:style-name="T1">rojekt jest przeznaczony dla każdej osoby, chcącej rozegrać partię szachów. Wszystkie legalne ruchy są oznakowane przez pokolorowane na czerwono pola, w związku z czym nawet gracz nieznający wszystkich zasad gry będzie w stanie bezproblemowo korzystać z aplikacji.</text:span></text:p>
      <text:p text:style-name="P55">2. Opis produktu <text:span text:style-name="T45">i wymagań</text:span></text:p>
      <text:p text:style-name="P3"/>
      <text:p text:style-name="P48">a) Cechy</text:p>
      <text:p text:style-name="P16"/>
      <text:p text:style-name="P23">Główne</text:p>
      <text:p text:style-name="P25"><text:span text:style-name="T49">Aplikacja posiada rozbudowane, aczkolwiek stosunkowo proste do zrozumienia menu. </text:span><text:span text:style-name="T50">Najważniejszą opcją jest wybór typu r</text:span><text:span text:style-name="T49">ozgrywk</text:span><text:span text:style-name="T50">i, który</text:span><text:span text:style-name="T49"> można podzielić na:</text:span></text:p>
      <text:list xml:id="list4138413536896727390" text:style-name="L2">
        <text:list-item>
          <text:p text:style-name="P31">grę z innym użytkownikiem – gracz kontroluje zarówno białe, jak i czarne bierki, dzięki czemu może stoczyć partię z innym użytkownikiem posiadającym fizyczny dostęp do urządzenia, na którym uruchmoiona jest aplikacja,</text:p>
        </text:list-item>
        <text:list-item>
          <text:p text:style-name="P26"><text:span text:style-name="T49">grę z botem – gracz wybiera stronę, którą chce, żeby bot kierował (z </text:span><text:span text:style-name="T34">Black Computer </text:span><text:span text:style-name="T41">bot będzie kontrolował czarne bierki, a z </text:span><text:span text:style-name="T34">White Computer</text:span><text:span text:style-name="T41"> bot będzie kontrolował białe bierki),</text:span></text:p>
        </text:list-item>
        <text:list-item>
          <text:p text:style-name="P35">gra bota z botem – gracz będzie obserwował jak dwa boty grają ze sobą,</text:p>
        </text:list-item>
      </text:list>
      <text:p text:style-name="P23"/>
      <text:p text:style-name="P39">Format czasowy</text:p>
      <text:p text:style-name="P27"><text:span text:style-name="T41">Kolejną bardzo ważną cechą jest możliwość wyboru </text:span><text:span text:style-name="T42">formatu czasowego z 9 opcji:</text:span></text:p>
      <text:list xml:id="list6146161617069334900" text:style-name="L3">
        <text:list-item>
          <text:p text:style-name="P28"><text:span text:style-name="T49">1+0</text:span><text:span text:style-name="T41">,</text:span></text:p>
        </text:list-item>
        <text:list-item>
          <text:p text:style-name="P36">2+1,</text:p>
        </text:list-item>
        <text:list-item>
          <text:p text:style-name="P36">3+0,</text:p>
        </text:list-item>
        <text:list-item>
          <text:p text:style-name="P36">5+0,</text:p>
        </text:list-item>
        <text:list-item>
          <text:p text:style-name="P36">10+0,</text:p>
        </text:list-item>
        <text:list-item>
          <text:p text:style-name="P36">10+5,</text:p>
        </text:list-item>
        <text:list-item>
          <text:p text:style-name="P36">15+10,</text:p>
        </text:list-item>
        <text:list-item>
          <text:p text:style-name="P36">30+0,</text:p>
        </text:list-item>
        <text:list-item>
          <text:p text:style-name="P36">Nieograniczony (Uncapped),</text:p>
        </text:list-item>
      </text:list>
      <text:p text:style-name="P29"/>
      <text:p text:style-name="P23"><text:span text:style-name="T37">Odczytywanie </text:span><text:span text:style-name="T38">partii </text:span><text:span text:style-name="T37">i automatyczny zapis</text:span></text:p>
      <text:p text:style-name="P29"><text:span text:style-name="T41">Po wykonaniu każdego ruchu, aplikacja zapisuje obecny stan gry </text:span><text:span text:style-name="T43">w PGN do pliku </text:span><text:span text:style-name="T35">lastGame.pgn</text:span><text:span text:style-name="T43">, znajdującego się w folderze </text:span><text:span text:style-name="T35">exports</text:span><text:span text:style-name="T43">. Dzięki temu w przypadku awarii aplikacji lub konieczności jej zamknięcia, użytkownik nie utraci informacji o rozgrywce i przy następnym uruchomieniu gry będzie mógł ją kontynuować (</text:span><text:span text:style-name="T35">Continue last game</text:span><text:span text:style-name="T43">). Ponadto, każda zakończona </text:span><text:soft-page-break/><text:span text:style-name="T43">partia jest automatycznie zapisywana w folderze </text:span><text:span text:style-name="T35">exports</text:span><text:span text:style-name="T43"> jako </text:span><text:span text:style-name="T35">&lt;nazwa gracza białych&gt;</text:span><text:span text:style-name="T43">_vs_</text:span><text:span text:style-name="T35">&lt;nazwa gracza czarnych&gt;</text:span><text:span text:style-name="T43">_</text:span><text:span text:style-name="T35">&lt;rok&gt;&lt;miesiąc&gt;&lt;dzień&gt;</text:span><text:span text:style-name="T43">_</text:span><text:span text:style-name="T35">&lt;godzina</text:span><text:span text:style-name="T36">&gt;.pgn</text:span><text:span text:style-name="T44">.</text:span></text:p>
      <text:p text:style-name="P37">Użytkownik ma możliwość wczytać dowolną partię w poprawnym formacie PGN, któr<text:span text:style-name="T30">y</text:span> zgodnie ze standardem niestety nie zawiera informacji o wykorzystanym czasie – w związku z tym po załadowaniu pliku zegar jest ustawiany na początkową wartość.</text:p>
      <text:p text:style-name="P30"/>
      <text:p text:style-name="P40">Wybór pozycji startowej</text:p>
      <text:p text:style-name="P32"><text:span text:style-name="T37">Użytkownik może wybrać dowolną pozycję startową – albo przez wykonanie ruchów na testowej szachownicy w menu głównym, albo przez import pozycji w formacie FEN. </text:span><text:span text:style-name="T39">Domyślna pozycja startowa jest ustawiana na szachownicy przez naciśnięcie przycisku </text:span><text:span text:style-name="T32">Initial</text:span><text:span text:style-name="T39"> lub przez rozpoczęcie rozgrywki z pustą szachownicą testową.</text:span></text:p>
      <text:p text:style-name="P32"/>
      <text:p text:style-name="P41">Wybór głębokości bota</text:p>
      <text:p text:style-name="P33"><text:span text:style-name="T37">Poprzez naciśnięcie przycisku </text:span><text:span text:style-name="T31">Engine Level</text:span><text:span text:style-name="T37"> użytkownik ma możliwość dostosowania głębokości bota do swoich preferencji. </text:span><text:span text:style-name="T40">Głębokośc jest ograniczona do wartości podanych w opisie </text:span><text:span text:style-name="T33">Testów wydajnościowych</text:span><text:span text:style-name="T40">.</text:span></text:p>
      <text:p text:style-name="P33"/>
      <text:p text:style-name="P24"><text:span text:style-name="T40">W</text:span><text:span text:style-name="T37">ybór koloru pól</text:span></text:p>
      <text:p text:style-name="P38">Użytkownik ma możliwość wybrania koloru jasnych i czarnych pól z 8 różnych barw (po 4 dla każdego).</text:p>
      <text:p text:style-name="P34"/>
      <text:p text:style-name="P42">Bot</text:p>
      <text:p text:style-name="P17"><text:span text:style-name="T51">Bot dołączony do aplikacji to Stockfish, czyli </text:span><text:span text:style-name="T52">(</text:span><text:span text:style-name="T51">w momencie pisania projektu</text:span><text:span text:style-name="T52">)</text:span><text:span text:style-name="T51"> najsilniejszy program szachowy. Stockfish jest programem </text:span><text:span text:style-name="T53">open-source</text:span><text:span text:style-name="T51">'owym i wydanym na licencji GPLv3. Skompilowana wersja została pobrana z </text:span><text:a xlink:type="simple" xlink:href="https://stockfishchess.org/download/" text:style-name="Internet_20_link" text:visited-style-name="Visited_20_Internet_20_Link"><text:span text:style-name="T52">oficjalnej strony</text:span></text:a><text:span text:style-name="T51">.</text:span></text:p>
      <text:p text:style-name="P17"><text:span text:style-name="T51"/></text:p>
      <text:p text:style-name="P53"><text:span text:style-name="T20">b) Środowisko uruchomienia</text:span></text:p>
      <text:p text:style-name="P44"/>
      <text:p text:style-name="P22"><text:span text:style-name="T20">Plik wykonywalny jest w formacie </text:span><text:span text:style-name="T14">jar</text:span><text:span text:style-name="T20"> i aplikacja jest przeznaczona głównie na system Windows. Jednak ze względu na własność </text:span><text:span text:style-name="T11">cross-platform </text:span><text:span text:style-name="T20">języka </text:span><text:span text:style-name="T11">Java</text:span><text:span text:style-name="T20">, można ją również </text:span><text:span text:style-name="T24">uruchomić pod</text:span><text:span text:style-name="T20"> systemem Unixowym (użytkownik powinien wówczas pobrać wersję na Stockfisha pod Unixa </text:span><text:span text:style-name="T24">i zastąpić wersję Windowsową w katalogu </text:span><text:span text:style-name="T14">engines</text:span><text:span text:style-name="T20">). Konieczne jest posiadanie Java Runtime </text:span><text:soft-page-break/><text:span text:style-name="T20">Environment w jak najnowszej wersji.</text:span></text:p>
      <text:p text:style-name="P18"/>
      <text:p text:style-name="P49">c) Ograniczenia</text:p>
      <text:p text:style-name="P44"/>
      <text:p text:style-name="P11">Aplikacja jest w pełni darmowa, nie zawiera żadnych reklam, a jej kod źródłowy jest ogólnodostępny.</text:p>
      <text:p text:style-name="P18"/>
      <text:p text:style-name="P49">d) Dokumentacja użytkownika</text:p>
      <text:p text:style-name="P45"/>
      <text:p text:style-name="P22"><text:span text:style-name="T20">Instrukcja kompilacji zawiera się w pliku </text:span><text:span text:style-name="T11">Instrukcja_kompilacji.pdf</text:span><text:span text:style-name="T20">.</text:span></text:p>
      <text:p text:style-name="P18"/>
      <text:p text:style-name="P50">e) Wymagania funkcjonalne i niefunkcjonalne</text:p>
      <text:p text:style-name="P46"/>
      <text:p text:style-name="P12">Wymagania funkcjonalne i niefunkcjonalne są opisane w pliku w<text:span text:style-name="T31">ymagania.od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3T04:38:25.133000000</meta:creation-date>
    <dc:date>2022-06-13T08:24:38.235000000</dc:date>
    <meta:editing-duration>PT2H3M54S</meta:editing-duration>
    <meta:editing-cycles>28</meta:editing-cycles>
    <meta:generator>LibreOffice/4.3.5.2$Windows_x86 LibreOffice_project/3a87456aaa6a95c63eea1c1b3201acedf0751bd5</meta:generator>
    <meta:document-statistic meta:table-count="0" meta:image-count="0" meta:object-count="0" meta:page-count="5" meta:paragraph-count="65" meta:word-count="832" meta:character-count="5789" meta:non-whitespace-character-count="5026"/>
  </office:meta>
</office:document-meta>
</file>